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700000016F02E3D9442334059.png" manifest:media-type="image/png"/>
  <manifest:file-entry manifest:full-path="Pictures/100002DE00000AB200000251A2C02DA64F732CEA.svg" manifest:media-type="image/svg+xml"/>
  <manifest:file-entry manifest:full-path="Pictures/100002010000007400000016CAFF1717882D2C7A.png" manifest:media-type="image/png"/>
  <manifest:file-entry manifest:full-path="Pictures/1000016D00000C0400000251426A7DC583E906A2.svg" manifest:media-type="image/svg+xml"/>
  <manifest:file-entry manifest:full-path="Pictures/100002010000005400000016680D77EA2741F136.png" manifest:media-type="image/png"/>
  <manifest:file-entry manifest:full-path="Pictures/100002DF000008B6000002517332F6AB7C1158D6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56.13cm" table:align="left"/>
    </style:style>
    <style:style style:name="Tabela1.A" style:family="table-column">
      <style:table-column-properties style:column-width="28.039cm"/>
    </style:style>
    <style:style style:name="Tabela1.B" style:family="table-column">
      <style:table-column-properties style:column-width="28.09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b3c6e" officeooo:paragraph-rsid="001b3c6e"/>
    </style:style>
    <style:style style:name="P2" style:family="paragraph" style:parent-style-name="Standard">
      <style:text-properties fo:font-size="18pt" fo:font-weight="bold" officeooo:rsid="001b3c6e" officeooo:paragraph-rsid="001b3c6e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Heading_20_2">
      <style:text-properties officeooo:rsid="001b3c6e" officeooo:paragraph-rsid="001b3c6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Introdução</text:h>
      <text:h text:style-name="Heading_20_2" text:outline-level="2">Plugin com controle de acesso e outros bons recursos para CakePHP 3</text:h>
      <text:p text:style-name="Text_20_body"><text:a xlink:type="simple" xlink:href="http://ribafs.org/portal/cakephp/plugins/cake-control/cake-control-en" text:style-name="Internet_20_link" text:visited-style-name="Visited_20_Internet_20_Link">In English</text:a></text:p>
      <text:p text:style-name="Text_20_body"><text:span text:style-name="Strong_20_Emphasis">Este plugin está hospedado nos repositórios:</text:span></text:p>
      <text:p text:style-name="Text_20_body">Github -<text:a xlink:type="simple" xlink:href="https://github.com/ribafs/cake-control" text:style-name="Internet_20_link" text:visited-style-name="Visited_20_Internet_20_Link"> https://github.com/ribafs/cake-control</text:a><text:line-break/>Packagist - <text:a xlink:type="simple" xlink:href="https://packagist.org/packages/ribafs/cake-control" text:style-name="Internet_20_link" text:visited-style-name="Visited_20_Internet_20_Link">https://packagist.org/packages/ribafs/cake-control</text:a></text:p>
      <text:p text:style-name="Text_20_body"><draw:a xlink:type="simple" xlink:href="https://github.com/ribafs/cake-control-twbs/blob/master/LICENSE"><draw:frame draw:style-name="fr1" draw:name="Figura1" text:anchor-type="as-char" svg:width="2.275cm" svg:height="0.635cm" draw:z-index="0"><draw:image xlink:href="Pictures/100002DF000008B6000002517332F6AB7C1158D6.svg" xlink:type="simple" xlink:show="embed" xlink:actuate="onLoad"/><draw:image xlink:href="Pictures/100002010000005400000016680D77EA2741F136.png" xlink:type="simple" xlink:show="embed" xlink:actuate="onLoad"/><svg:title>Licença</svg:title></draw:frame></draw:a> <draw:a xlink:type="simple" xlink:href="https://github.com/ribafs/cake-control-twbs/releases"><draw:frame draw:style-name="fr1" draw:name="Figura2" text:anchor-type="as-char" svg:width="3.122cm" svg:height="0.635cm" draw:z-index="1"><draw:image xlink:href="Pictures/1000016D00000C0400000251426A7DC583E906A2.svg" xlink:type="simple" xlink:show="embed" xlink:actuate="onLoad"/><draw:image xlink:href="Pictures/100002010000007400000016CAFF1717882D2C7A.png" xlink:type="simple" xlink:show="embed" xlink:actuate="onLoad"/><svg:title>Último Estável</svg:title></draw:frame></draw:a> <draw:a xlink:type="simple" xlink:href="https://packagist.org/packages/ribafs/cake-control-twbs"><draw:frame draw:style-name="fr1" draw:name="Figura3" text:anchor-type="as-char" svg:width="2.778cm" svg:height="0.635cm" draw:z-index="2"><draw:image xlink:href="Pictures/100002DE00000AB200000251A2C02DA64F732CEA.svg" xlink:type="simple" xlink:show="embed" xlink:actuate="onLoad"/><draw:image xlink:href="Pictures/100002010000006700000016F02E3D9442334059.png" xlink:type="simple" xlink:show="embed" xlink:actuate="onLoad"/><svg:title>Tamanho do Download</svg:title></draw:frame></draw:a></text:p>
      <text:p text:style-name="Text_20_body">Inclui os plugins <text:a xlink:type="simple" xlink:href="http://lesscss.org/#client-side-usage-browser-options" text:style-name="Internet_20_link" text:visited-style-name="Visited_20_Internet_20_Link">lessjs</text:a> e <text:a xlink:type="simple" xlink:href="https://github.com/oyejorge/less.php#lessphp" text:style-name="Internet_20_link" text:visited-style-name="Visited_20_Internet_20_Link">less.php</text:a> e permite que você facilmente crie aplicativos em CakePHP 3 com (Twitter) Bootstrap.</text:p>
      <text:p text:style-name="Text_20_body"><text:span text:style-name="Strong_20_Emphasis">Alerta aos usuários do Windows</text:span> - A única adaptação para funcionar no Windows é trocar a barra (/) pela contra barra (\) especialmente nos comandos bin/cake.<text:line-break/><text:span text:style-name="Strong_20_Emphasis">Alguns Recursos</text:span></text:p>
      <text:list xml:id="list1143811288239346181" text:style-name="L1">
        <text:list-item>
          <text:p text:style-name="P4">Internacionalização</text:p>
        </text:list-item>
        <text:list-item>
          <text:p text:style-name="P4">Element topmenu</text:p>
        </text:list-item>
        <text:list-item>
          <text:p text:style-name="P4">Busca por vários campos e com paginação</text:p>
        </text:list-item>
        <text:list-item>
          <text:p text:style-name="P4">Cripografia de senhas com Bcrypt</text:p>
        </text:list-item>
        <text:list-item>
          <text:p text:style-name="P4">Controle de acesso com o componente Control</text:p>
        </text:list-item>
        <text:list-item>
          <text:p text:style-name="P4">Parsers less</text:p>
        </text:list-item>
        <text:list-item>
          <text:p text:style-name="P4">LessHelper</text:p>
        </text:list-item>
        <text:list-item>
          <text:p text:style-name="P4">Template Bake</text:p>
        </text:list-item>
        <text:list-item>
          <text:p text:style-name="P4">Layout default com Bootstrap</text:p>
        </text:list-item>
        <text:list-item>
          <text:p text:style-name="P4">Utilitários do plugin BootstrapUI</text:p>
        </text:list-item>
        <text:list-item>
          <text:p text:style-name="P3">etc</text:p>
        </text:list-item>
      </text:list>
      <text:p text:style-name="Text_20_body"><text:span text:style-name="Strong_20_Emphasis">Motivações</text:span></text:p>
      <text:p text:style-name="Text_20_body">Para ler minhas motivações para criar este plugin <text:a xlink:type="simple" xlink:href="http://ribafs.org/portal/cakephp/plugins/cake-control/motivacoes" text:style-name="Internet_20_link" text:visited-style-name="Visited_20_Internet_20_Link">clique aqui</text:a>.<text:bookmark text:name="user-content-documentação-atualizada-e-amigável"/><text:span text:style-name="Strong_20_Emphasis"><text:line-break/><text:line-break/>Instalação</text:span></text:p>
      <text:p text:style-name="Text_20_body"><text:bookmark text:name="user-content-crie-um-novo-aplicativo-com-o-cakephp-3-usando-o-composer"/><text:span text:style-name="Strong_20_Emphasis">Crie um novo aplicativo com o cakephp 3 usando o composer:</text:span></text:p>
      <text:p text:style-name="P6">composer create-project --prefer-dist cakephp/app control1</text:p>
      <text:p text:style-name="Text_20_body"><text:span text:style-name="Strong_20_Emphasis">Para instalar o plugin cake-control, execute:</text:span></text:p>
      <text:p text:style-name="Preformatted_20_Text">cd control1</text:p>
      <text:p text:style-name="P6">composer require ribafs/cake-control</text:p>
      <text:p text:style-name="Text_20_body"><text:span text:style-name="Strong_20_Emphasis">Para Habilitar o plugin</text:span></text:p>
      <text:p text:style-name="Text_20_body"><text:soft-page-break/>Execute</text:p>
      <text:p text:style-name="P6">bin/cake plugin load CakeControl --bootstrap</text:p>
      <text:p text:style-name="Text_20_body">Isso carregará os plugins Less e BootstrapUI</text:p>
      <text:p text:style-name="Text_20_body"><text:span text:style-name="Strong_20_Emphasis">Download do Plugin</text:span></text:p>
      <text:p text:style-name="Text_20_body"><text:a xlink:type="simple" xlink:href="https://github.com/ribafs/cake-control/archive/master.zip" text:style-name="Internet_20_link" text:visited-style-name="Visited_20_Internet_20_Link">https://github.com/ribafs/cake-control/archive/master.zip</text:a> </text:p>
      <text:p text:style-name="Text_20_body">Descompacte e abra o subdiretório <text:span text:style-name="Strong_20_Emphasis">docs</text:span>.</text:p>
      <text:p text:style-name="Text_20_body">No Linux Mint eu abro o gerenciador de arquivos default (nemo), teclo F3 para dividir a janela em 2 paineis e na esquerda abro o <text:span text:style-name="Strong_20_Emphasis">docs</text:span> do plugin e na direita abro o diretório do aplicativo <text:span text:style-name="Strong_20_Emphasis">control1</text:span>.</text:p>
      <text:p text:style-name="Text_20_body"><draw:frame draw:style-name="fr2" draw:name="Figura4" text:anchor-type="as-char" svg:width="1.997cm" svg:height="0.998cm" draw:z-index="3"><draw:image xlink:href="blob:https://108.179.193.183/def1cb74-9219-46c8-a616-aee4be40037e" xlink:type="simple" xlink:show="embed" xlink:actuate="onLoad"/></draw:frame></text:p>
      <text:p text:style-name="Text_20_body">Assim fica mais prático. Para copiar apenas arrasto da esquerda para a direita.</text:p>
      <text:p text:style-name="Text_20_body"><text:span text:style-name="Strong_20_Emphasis">Copiar o AppController1.php</text:span></text:p>
      <text:p text:style-name="Text_20_body">Ele já vem pré-configurado</text:p>
      <text:p text:style-name="Text_20_body">Copie da pasta <text:span text:style-name="Strong_20_Emphasis">docs</text:span> para a pasta contro1/<text:span text:style-name="Strong_20_Emphasis">src/Controller</text:span></text:p>
      <text:p text:style-name="Text_20_body">Copie o docs/AppController1.php para control1/src/Controller. Delete o control1/src/Controller/AppController.php renomeie AppController1.php para  AppController.php</text:p>
      <text:h text:style-name="Heading_20_3" text:outline-level="3"><text:bookmark text:name="user-content-criar-banco-e-configurar"/>Criar banco e configurar.</text:h>
      <text:p text:style-name="Text_20_body">Então, para teste, use o script existente na pasta docs: cake-control-my.sql ou cake-control-pg.sql, dependendo do seu SGBD.</text:p>
      <text:p text:style-name="Text_20_body"><text:span text:style-name="Strong_20_Emphasis">IMPORTANTE</text:span>: Sempre que for criar um aplicativo pra valer e usar o plugin, leve as tabelas users, groups e permissions.</text:p>
      <text:p text:style-name="Text_20_body"><text:span text:style-name="Strong_20_Emphasis">Crie o banco</text:span>, importe o script acima <text:span text:style-name="Strong_20_Emphasis">e configure em config/app.php</text:span>, na seção Datasources. Basicamente altere usernema, password e databse e mais caso saiba o que está fazendo</text:p>
      <text:p text:style-name="Text_20_body">Configure também o <text:span text:style-name="Strong_20_Emphasis">config/routes.php</text:span> para o controller Groups e action index(). Altere a linha 52 para que fique assim:<text:line-break/>    $routes-&gt;connect('/', ['controller' =&gt; 'Groups', 'action' =&gt; 'index']);</text:p>
      <text:h text:style-name="Heading_20_3" text:outline-level="3"><text:bookmark text:name="user-content-gerando-o-código-com-bake"/>Gerando o código com Bake para o template padrão do CakePHP 3</text:h>
      <text:p text:style-name="Preformatted_20_Text">bin/cake bake all Groups --theme CakeControl</text:p>
      <text:p text:style-name="Preformatted_20_Text">bin/cake bake all Users --theme CakeControl</text:p>
      <text:p text:style-name="Preformatted_20_Text">bin/cake bake all Permissions --theme CakeControl</text:p>
      <text:p text:style-name="P6">bin/cake bake all Customers --theme CakeControl</text:p>
      <text:p text:style-name="Text_20_body"/>
      <text:h text:style-name="Heading_20_2" text:outline-level="2"><text:span text:style-name="Strong_20_Emphasis">Acesse pela web</text:span></text:h>
      <text:p text:style-name="Text_20_body"><text:a xlink:type="simple" xlink:href="http://localhost/control1" text:style-name="Internet_20_link" text:visited-style-name="Visited_20_Internet_20_Link">http://localhost/control1</text:a></text:p>
      <text:p text:style-name="Text_20_body"><text:soft-page-break/>Veja que já contamos com muitos bons recursos que vieram embutidos no template do Bake.<text:line-break/>Mas siga emfrente com o tutorial para implementar mais outros bons recursos.</text:p>
      <text:p text:style-name="Text_20_body">Veja como ficou aqui:<text:line-break/><text:line-break/><draw:frame draw:style-name="fr2" draw:name="Figura5" text:anchor-type="as-char" svg:width="1.997cm" svg:height="0.998cm" draw:z-index="4"><draw:image xlink:href="blob:https://108.179.193.183/abffb391-61d0-4b16-bdde-8208d6a455a2" xlink:type="simple" xlink:show="embed" xlink:actuate="onLoad"/></draw:frame></text:p>
      <text:h text:style-name="Heading_20_3" text:outline-level="3"><text:span text:style-name="Strong_20_Emphasis">Gerando o Código com o Template padrão do CakePHP 3</text:span></text:h>
      <text:p text:style-name="Text_20_body"><text:span text:style-name="Strong_20_Emphasis">Somente para testar o uso do template default do Cake.</text:span></text:p>
      <text:p text:style-name="Text_20_body"><text:span text:style-name="Strong_20_Emphasis">Copiar topmenu.ctp, tomenu-no.ctp e default.ctp</text:span></text:p>
      <text:p text:style-name="Text_20_body">Selecione docs na esquerda e control1/src/Template/Element na direita</text:p>
      <text:p text:style-name="Text_20_body">Arraste topmenu.ctp e topmenu-no.ctp para a direita.</text:p>
      <text:p text:style-name="Text_20_body">Agora na direita selecione control1/src/Template//Layout e arraste default.ctp da esquerda para a direita sobrescrevendo o existente.</text:p>
      <text:p text:style-name="P6">Apenas troque a variável $layout do método initialize() no AppController para 'default' e gere novamente o código com o Bake mas sem o bootstrap:</text:p>
      <text:p text:style-name="Preformatted_20_Text">bin/cake bake all Groups --force</text:p>
      <text:p text:style-name="Preformatted_20_Text">bin/cake bake all Users --force</text:p>
      <text:p text:style-name="Preformatted_20_Text">bin/cake bake all Permissions --force</text:p>
      <text:p text:style-name="P6">bin/cake bake all Customers --force</text:p>
      <text:p text:style-name="Text_20_body"><text:span text:style-name="Strong_20_Emphasis">Veja como está no navegador.</text:span></text:p>
      <text:p text:style-name="Text_20_body"><text:span text:style-name="Strong_20_Emphasis"/></text:p>
      <text:h text:style-name="Heading_20_3" text:outline-level="3"><text:span text:style-name="Strong_20_Emphasis">Implementando o Controle de Acesso e outros Recursos</text:span></text:h>
      <text:p text:style-name="Text_20_body">Veja no diretório <text:a xlink:type="simple" xlink:href="https://github.com/ribafs/cake-control/tree/master/docs" text:style-name="Internet_20_link" text:visited-style-name="Visited_20_Internet_20_Link">docs</text:a> outros recursos.</text:p>
      <text:p text:style-name="Text_20_body">Clique no link abaixo para implementar os demais recursos:<text:line-break/><text:a xlink:type="simple" xlink:href="http://ribafs.org/portal/cakephp/plugins/cake-control/recursos-extras" text:style-name="Internet_20_link" text:visited-style-name="Visited_20_Internet_20_Link">http://ribafs.org/portal/cakephp/plugins/cake-control/recursos-extras</text:a></text:p>
      <text:p text:style-name="Text_20_body">Também pode gerar suas views usando <text:a xlink:type="simple" xlink:href="https://github.com/FriendsOfCake/bootstrap-ui/tree/master/src/Template/Bake" text:style-name="Internet_20_link" text:visited-style-name="Visited_20_Internet_20_Link">BootstrapUI's bake templates</text:a>.</text:p>
      <text:p text:style-name="Text_20_body"><text:bookmark text:name="user-content-utilities"/><text:span text:style-name="Strong_20_Emphasis"><text:line-break/>License</text:span></text:p>
      <text:p text:style-name="Text_20_body">The MIT License (MIT)</text:p>
      <text:h text:style-name="Heading_20_2" text:outline-level="2"><text:bookmark text:name="user-content-fork"/><text:a xlink:type="simple" xlink:href="https://github.com/ribafs/cake-control-twbs#fork" text:style-name="Internet_20_link" text:visited-style-name="Visited_20_Internet_20_Link"><text:span text:style-name="Strong_20_Emphasis"><text:line-break/></text:span></text:a><text:span text:style-name="Strong_20_Emphasis">Fork</text:span></text:h>
      <text:p text:style-name="Text_20_body">Este plugin é um fork do plugin <text:a xlink:type="simple" xlink:href="https://github.com/elboletaire/twbs-cake-plugin" text:style-name="Internet_20_link" text:visited-style-name="Visited_20_Internet_20_Link">https://github.com/elboletaire/twbs-cake-plugin</text:a> do Òscar Casajuana (a.k.a. elboletaire).</text:p>
      <text:p text:style-name="Text_20_body">Sou muito grato a todos que compartilham seus conhecimentos e permitem que solucionamos <text:soft-page-break/>nossos problemas e venhamos a melhorar nossas vidas.</text:p>
      <text:p text:style-name="Text_20_body">Especialmente gostaria de agradecer ao Òscar Casajuana, por compartilhar seu excelente trabalho sobre o qual criei este.</text:p>
      <text:p text:style-name="Text_20_body"><text:span text:style-name="Emphasis"><text:span text:style-name="Strong_20_Emphasis">Ribamar FS, Fortaleza - Brasil, 19/09/2016</text:span></text:span></text:p>
      <text:p text:style-name="Standard"/>
      <text:p text:style-name="Standard"/>
      <text:p text:style-name="P2">Recursos Extras</text:p>
      <text:p text:style-name="P1"/>
      <text:h text:style-name="P5" text:outline-level="2">Implementando os recursos extras para o Plugin cake-control do CakePHP 3</text:h>
      <text:p text:style-name="Text_20_body"><text:a xlink:type="simple" xlink:href="http://ribafs.org/portal/cakephp/plugins/control-default/extra-resources" text:style-name="Internet_20_link" text:visited-style-name="Visited_20_Internet_20_Link"><text:span text:style-name="Strong_20_Emphasis"><text:line-break/>Em Inglês</text:span></text:a></text:p>
      <text:p text:style-name="Text_20_body"><text:span text:style-name="Strong_20_Emphasis">Obs: Este é um plugin para controle de acesso com bons recursos para Aplicativos usando o Framework CakePHP 3.</text:span></text:p>
      <text:p text:style-name="Text_20_body"><text:span text:style-name="Strong_20_Emphasis">O Plugin cake-control está no GitHub:</text:span></text:p>
      <text:p text:style-name="Text_20_body"><text:a xlink:type="simple" xlink:href="https://github.com/ribafs/cake-control" text:style-name="Internet_20_link" text:visited-style-name="Visited_20_Internet_20_Link">https://github.com/ribafs/cake-control</text:a></text:p>
      <text:p text:style-name="Text_20_body"><text:line-break/><text:span text:style-name="Strong_20_Emphasis">Suporte a PostgreSQL e MySQL</text:span><text:line-break/><text:line-break/>Na pasta docs existe um script para a criação das tabelas groups, users, permissions e outras (para mysql e para postgresql),  que serão usadas na criação da seção de administração. Quando for criar outro aplicativo, pode usar o roteiro abaixo e criar suas próprias tabelas no lugar destas, assim como gerar seu próprio código, usando o Bake ou partindo do zero.<text:line-break/><text:line-break/>Lembre de manter as tabelas groups, users e permissões, pois são a base do Plugin cake-control.<text:line-break/><text:line-break/>Customers, products e product_items são apenas tabelas de demonstração, são apenas para demonstrar como poderemos criar as nossas.<text:line-break/><text:line-break/>Os registros da tabela permissions serão cadastrados pelo aplicativo automaticamente, através da chamada do componente em AppController.php, somente quando implementarmos a autenticação, no primeiro login.<text:line-break/><text:line-break/><text:line-break/><text:span text:style-name="Strong_20_Emphasis">Roteiro para a criação do aplicativo com Controle de Acesso</text:span><text:line-break/><text:line-break/>Considere que estou criando um aplicativo chamado de control1 (altere a vontade)<text:line-break/><text:line-break/><text:span text:style-name="Strong_20_Emphasis">Vou considerar que você já tenha criado o aplicativo, instalado o plugin e feito as demais configurações básicas suegridas no artigo abaixo:</text:span></text:p>
      <text:p text:style-name="Text_20_body"><text:soft-page-break/><text:a xlink:type="simple" xlink:href="http://ribafs.org/portal/cakephp/plugins/cake-control/introducao" text:style-name="Internet_20_link" text:visited-style-name="Visited_20_Internet_20_Link">http://ribafs.org/portal/cakephp/plugins/cake-control/introducao</text:a> <text:line-break/><text:line-break/><text:span text:style-name="Strong_20_Emphasis">1) Datas no formato usado no Brasil e bake gerando Users já com login e logout</text:span></text:p>
      <text:p text:style-name="Text_20_body">Faça o download do plugin em<text:line-break/><text:a xlink:type="simple" xlink:href="https://github.com/ribafs/cake-control" text:style-name="Internet_20_link" text:visited-style-name="Visited_20_Internet_20_Link">https://github.com/ribafs/cake-control </text:a></text:p>
      <text:p text:style-name="Text_20_body">Descompacte e acesse a pasta docs. Então faça as seguintes cópias:<text:line-break/><text:line-break/>bootstrap-pt_BR.php para a control1/config/bootstrap.php (somente para idiomas diferentes do en_US. Se diferente de pt_BR adapte)<text:line-break/>bootstrap_cli.php para a control1/config (template para Bake gerar Users com login e logout)<text:line-break/>AppController2.php para control1/src/Controller/AppControler.php<text:line-break/>ControlComponent.php para control1/src/Controller/Component (controle de acesso)</text:p>
      <text:p text:style-name="Text_20_body"><text:span text:style-name="Strong_20_Emphasis">Obs.</text:span>: O AppController2.php já contém os helper e o layout.<text:line-break/>O bootstrap-pt_BR.php já vem com o plugin CakeControl carregado, além da formatação de datas para o Brasil.</text:p>
      <text:p text:style-name="Text_20_body"><text:line-break/><text:span text:style-name="Strong_20_Emphasis">2) Gerar novamente os CRUDS mas agora com suporte à formatação brasileira de datas e gerando login e logout</text:span></text:p>
      <text:p text:style-name="Text_20_body">Agora irei gerar todo o código novamente, pois agora irá gerar com os dois templates (default e bootstrap).</text:p>
      <text:p text:style-name="Text_20_body">cd control1</text:p>
      <text:p text:style-name="Text_20_body">bin/cake bake all groups --theme CakeControl --force<text:line-break/>bin/cake bake all users --theme CakeControl --force<text:line-break/>bin/cake bake all permissions --theme CakeControl --force<text:line-break/>bin/cake bake all customers --theme CakeControl --force<text:line-break/>bin/cake bake all products --theme CakeControl --force<text:line-break/>bin/cake bake all product_items --theme CakeControl --force<text:line-break/><text:line-break/>O <text:span text:style-name="Strong_20_Emphasis">--force</text:span> sobrescreve o código existente sem pedir confirmação.<text:line-break/><text:line-break/>Acesse pela Web, ou melhor, vá ao navegador e tecle F5 para atualizar.<text:line-break/><text:line-break/><text:a xlink:type="simple" xlink:href="http://localhost/control1/" text:style-name="Internet_20_link" text:visited-style-name="Visited_20_Internet_20_Link">http://localhost/control1/</text:a></text:p>
      <text:p text:style-name="Text_20_body">Veja que agora ele solicita senha, já está com o bootstrap e devemos remover o menu estático.</text:p>
      <text:p text:style-name="Text_20_body"><draw:frame draw:style-name="fr2" draw:name="Figura6" text:anchor-type="as-char" svg:width="1.997cm" svg:height="0.998cm" draw:z-index="5"><draw:image xlink:href="blob:https://108.179.193.183/2dfed70f-e5cc-45cc-9b75-b305690739c1" xlink:type="simple" xlink:show="embed" xlink:actuate="onLoad"/></draw:frame></text:p>
      <text:p text:style-name="Text_20_body"><text:span text:style-name="Strong_20_Emphasis">Após o Primeiro Login</text:span></text:p>
      <text:p text:style-name="Text_20_body">Comente as linhas abaixo no método initialize() do AppController.php, que não são mais necessárias</text:p>
      <text:p text:style-name="Text_20_body"><text:soft-page-break/>/*<text:line-break/>            $this-&gt;Control-&gt;populate(1);<text:line-break/>            $this-&gt;Control-&gt;populate(2);<text:line-break/>            $this-&gt;Control-&gt;populate(3);<text:line-break/><text:span text:style-name="Strong_20_Emphasis">*/</text:span></text:p>
      <text:p text:style-name="Text_20_body"><text:span text:style-name="Strong_20_Emphasis">Customizando o less</text:span></text:p>
      <text:p text:style-name="Text_20_body">Os procedimentos abaixo já estão implementados. Seu menu já deve aparecer com links brancos, mas relatei caso queira customizar algo.</text:p>
      <text:p text:style-name="Text_20_body">Precisamos mudar a cor dos links (a de âncora), sobrescrevendo o comportamento do bootstrap em:</text:p>
      <text:p text:style-name="Text_20_body">Verificando com o inspector do navegador, percebi que preciso alterar a cor da âncora da classe btn-primary.</text:p>
      <text:p text:style-name="Text_20_body">Mas é melhor não alterar a mesma, pois estarei alterando outras áreas. Idealmente criaremos outra classe adicionando apenas o a e herdando de btn-primary.</text:p>
      <text:p text:style-name="Text_20_body">Edite então o script:</text:p>
      <text:p text:style-name="Text_20_body"><text:span text:style-name="Strong_20_Emphasis">vendor/ribafs/cake-control/webroot/less/buttons.less</text:span></text:p>
      <text:p text:style-name="Text_20_body">Logo abaixo da classe</text:p>
      <text:p text:style-name="Text_20_body">.btn-primary {</text:p>
      <text:p text:style-name="Text_20_body">Criei esta:</text:p>
      <text:p text:style-name="Text_20_body"><text:line-break/>.btn-primary a {<text:line-break/>  color: #fff;<text:line-break/>}</text:p>
      <text:p text:style-name="Text_20_body"><text:span text:style-name="Strong_20_Emphasis"><text:line-break/>3) Cadastrar os usuários para implementar o Controle de Acesso</text:span></text:p>
      <text:p text:style-name="Text_20_body">Antes de implementar o controle de acesso é uma boa ideia desabilitar o menu estático que criei, para que o dinâmico entre em ação:</text:p>
      <text:p text:style-name="Text_20_body">Edite o arquivo</text:p>
      <text:p text:style-name="Text_20_body">control1/vendor/ribafs/cake-control/src/Template/Layout/admin.ctp</text:p>
      <text:p text:style-name="Text_20_body">e comente a linha 74, assim:<text:line-break/>//                    echo $this-&gt;element('CakeControl.topmenu-no');</text:p>
      <text:p text:style-name="Text_20_body">Comente também de<text:line-break/>control1/vendor/ribafs/cake-control/src/Template/Layout/default.ctp</text:p>
      <text:p text:style-name="Text_20_body"><text:span text:style-name="Strong_20_Emphasis">Datas Formatadas para Brasil</text:span></text:p>
      <text:p text:style-name="Text_20_body">Após implementar a autenticação e usar o ControlComponent.php veja o formato das datas em qualquer um dos controllers.</text:p>
      <text:p text:style-name="Text_20_body"><text:soft-page-break/><text:span text:style-name="Strong_20_Emphasis">3.1) Acesse o aplicativo pela web</text:span></text:p>
      <text:p text:style-name="Text_20_body">Já existem 4 usuários cadastrados como abaixo.<text:line-break/><text:line-break/><text:span text:style-name="Strong_20_Emphasis">Grupo        Usuário        Senha</text:span><text:line-break/><text:line-break/>Supers        user        super<text:line-break/>Admins        admin        admin<text:line-break/>Managers    manager        manager<text:line-break/>Users        user        user</text:p>
      <text:p text:style-name="Text_20_body"><text:line-break/>Experimente acessar com:</text:p>
      <text:p text:style-name="Text_20_body">super e super</text:p>
      <text:p text:style-name="Text_20_body">Veja aqui:</text:p>
      <text:p text:style-name="Text_20_body"><draw:frame draw:style-name="fr2" draw:name="Figura7" text:anchor-type="as-char" svg:width="1.997cm" svg:height="0.998cm" draw:z-index="6"><draw:image xlink:href="blob:https://108.179.193.183/e6a91738-1d9e-484d-a0cd-4b33d1bf89d7" xlink:type="simple" xlink:show="embed" xlink:actuate="onLoad"/></draw:frame></text:p>
      <text:p text:style-name="Text_20_body">Observe que a criptografia já está ativa, pois a senha não aparece em texto claro, mas criptografada.</text:p>
      <text:p text:style-name="Text_20_body"><draw:frame draw:style-name="fr2" draw:name="Figura8" text:anchor-type="as-char" svg:width="1.997cm" svg:height="0.998cm" draw:z-index="7"><draw:image xlink:href="blob:https://108.179.193.183/a1889e59-de96-4718-9efe-45769be17cd8" xlink:type="simple" xlink:show="embed" xlink:actuate="onLoad"/></draw:frame><text:line-break/><text:line-break/>É interessante remover o campo senha da index.ctp, tanto label quanto valor. Edite o control1/src/Template/Users/index.ctp e remova esta linha:<text:line-break/>                &lt;th&gt;&lt;?= $this-&gt;Paginator-&gt;sort('password') ?&gt;&lt;/th&gt;</text:p>
      <text:p text:style-name="Text_20_body">E esta:<text:line-break/>                &lt;td&gt;&lt;?= h($user-&gt;password) ?&gt;&lt;/td&gt;</text:p>
      <text:p text:style-name="Text_20_body">Então seu Users/index aparecerá assim (<text:span text:style-name="Strong_20_Emphasis">confira o formato das datas</text:span>):<text:line-break/><text:soft-page-break/><draw:frame draw:style-name="fr2" draw:name="Figura9" text:anchor-type="as-char" svg:width="27.861cm" svg:height="8.308cm" draw:z-index="8"><draw:image xlink:href="blob:https://108.179.193.183/0df76f28-dcd6-44d6-ab97-6506b1b99238" xlink:type="simple" xlink:show="embed" xlink:actuate="onLoad"/></draw:frame><text:line-break/><text:line-break/><text:span text:style-name="Strong_20_Emphasis">Agora temos 4 grupos, com um usuário em cada um:</text:span><text:line-break/><text:line-break/><text:span text:style-name="Strong_20_Emphasis">Supers</text:span> - poder total, acessam tudo do aplicativo<text:line-break/><text:span text:style-name="Strong_20_Emphasis">Admins</text:span> -acesso total às tabelas administrativas: groups, users e permissions<text:line-break/><text:span text:style-name="Strong_20_Emphasis">Managers</text:span> - acessam tudo que Admins não acessam: todas as tabelas diferentes de groups, users e permissions, no caso servidores<text:line-break/><text:span text:style-name="Strong_20_Emphasis">Users</text:span> - inicialmente tem acesso somente ao login e logout. Para que possa acessar qualquer outro action precisa que seja cadastrado nos actions respectivos.</text:p>
      <text:p text:style-name="Text_20_body"><text:span text:style-name="Strong_20_Emphasis">Dois Layouts</text:span></text:p>
      <text:p text:style-name="Text_20_body">Observe que qaundo efetuamos login com manager ou user cor do background fica branca. Esta foi a única alteração que fiz para diferenciar os dois layouts:</text:p>
      <text:p text:style-name="Text_20_body"><draw:frame draw:style-name="fr2" draw:name="Figura10" text:anchor-type="as-char" svg:width="1.997cm" svg:height="0.998cm" draw:z-index="9"><draw:image xlink:href="blob:https://108.179.193.183/460b594f-eb28-451e-83a9-dc61cd280ff5" xlink:type="simple" xlink:show="embed" xlink:actuate="onLoad"/></draw:frame></text:p>
      <text:p text:style-name="Text_20_body"><text:line-break/><text:span text:style-name="Strong_20_Emphasis">3.2) Testando o Aplicativo</text:span></text:p>
      <text:p text:style-name="Text_20_body">Comente novamente a linha 73 do control1/src/AppController.php e salve.</text:p>
      <text:p text:style-name="Text_20_body">Dica: lembrando que os usuários dos grupos Managers e Users são automaticamente redirecionados para o controller Customers, visto que não têm acesso ao controller default que é Groups. Caso não tenha o controller Customer corrija no método login() do controller Users.<text:line-break/><text:line-break/>Agora tecle F5 no navegador que ele pedirá a login e senha.<text:line-break/><text:line-break/>Experimente acessar com:<text:line-break/>login - user<text:line-break/>senha - user<text:line-break/><text:line-break/><text:soft-page-break/>Ele acessa, tanto que mostra "Logged in as user" e o botão Logout, mas recebe uma <text:line-break/>mensagem de erro por não ter acesso a Customers/index.</text:p>
      <text:p text:style-name="Text_20_body">Veja a mensagem que recebo ao tentar acessar Users/index com o usuário manager:</text:p>
      <text:p text:style-name="Text_20_body"><draw:frame draw:style-name="fr2" draw:name="Figura11" text:anchor-type="as-char" svg:width="1.997cm" svg:height="0.998cm" draw:z-index="10"><draw:image xlink:href="blob:https://108.179.193.183/dc154abd-0dff-4e22-bb8a-20f152b3138c" xlink:type="simple" xlink:show="embed" xlink:actuate="onLoad"/></draw:frame></text:p>
      <text:p text:style-name="Text_20_body"><text:line-break/>Dica: O componente popula automaticamente a tabela permissions, mas somente com permissões para supers, admins e managers. Nada para users</text:p>
      <text:p text:style-name="Text_20_body"><text:span text:style-name="Strong_20_Emphasis">Customização do Template</text:span></text:p>
      <text:p text:style-name="Text_20_body">Observe que a mensagem acima e à esquerda "<text:span text:style-name="Strong_20_Emphasis">Logado como: super"</text:span> não está aparecendo (esta tela foi capturada com o código original do login twbs-cake-plugin). <text:line-break/>Novamente contei com a ajuda da excelente ferramenta Inspecionar Elemento (Firefox) ou Inspetor (Chrome).<text:line-break/>Cliquei com o botaõ direito na região onde sabia que a mensagem estava e escolhi Inspecioinar elemento. Então percebi que havia o seguinte código HTML para a região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2" draw:name="Figura12" text:anchor-type="as-char" svg:width="1.997cm" svg:height="0.998cm" draw:z-index="19"><draw:image xlink:href="blob:https://108.179.193.183/8aaaaf4b-bcca-4472-9298-170b5716f043" xlink:type="simple" xlink:show="embed" xlink:actuate="onLoad"/></draw:frame></text:p>
          </table:table-cell>
          <table:table-cell table:style-name="Tabela1.A1" office:value-type="string">
            <text:p text:style-name="Table_20_Contents"><draw:frame draw:style-name="fr2" draw:name="Figura13" text:anchor-type="as-char" svg:width="1.997cm" svg:height="0.998cm" draw:z-index="20"><draw:image xlink:href="blob:https://108.179.193.183/b13df470-78b4-4ae5-ba88-fb9baffaee80" xlink:type="simple" xlink:show="embed" xlink:actuate="onLoad"/></draw:frame></text:p>
          </table:table-cell>
        </table:table-row>
      </table:table>
      <text:p text:style-name="Text_20_body">Veja à direita uma clase logado que exise na linha 35 do script scaffolding.less (em control1/vendor/ribafs/cake-control/webroot/less).<text:line-break/>No seu esta classe também já existe, mas foi criada por mim, realmente na linha 35 do scaffolding.less. Estou relatando, pois acho importante saber disso para customizar o template.</text:p>
      <text:p text:style-name="Text_20_body">Veja como ficou após criar a classe logado:</text:p>
      <text:p text:style-name="Text_20_body"><draw:frame draw:style-name="fr2" draw:name="Figura14" text:anchor-type="as-char" svg:width="26.538cm" svg:height="5.768cm" draw:z-index="11"><draw:image xlink:href="blob:https://108.179.193.183/d7e60760-e669-428e-9436-7cd16fcfec3f" xlink:type="simple" xlink:show="embed" xlink:actuate="onLoad"/></draw:frame></text:p>
      <text:p text:style-name="Text_20_body"><text:span text:style-name="Strong_20_Emphasis"><text:line-break/><text:line-break/>3.3) Concedendo Permissões</text:span><text:line-break/><text:line-break/>Vamos dar acesso ao usuário user apenas no controller Servidores e action index().<text:line-break/><text:line-break/>Acesse pela web<text:line-break/><text:a xlink:type="simple" xlink:href="http://localhost/control1/permissions/add" text:style-name="Internet_20_link" text:visited-style-name="Visited_20_Internet_20_Link">http://localhost/control1/permissions/add</text:a></text:p>
      <text:p text:style-name="Text_20_body"><text:soft-page-break/>(Faça login como super ou admin. Ambos têm permissão de acesso total em Permissions)</text:p>
      <text:p text:style-name="Text_20_body">Antes acesse como user e user para ver que não tem acesso a nada.<text:line-break/><text:line-break/>E adicione uma nova Permissions para o Group "Users" acessar o controller Servidores, action index:<text:line-break/>Somente para efeito de testes.<text:line-break/><text:line-break/>Group - Users<text:line-break/>Controller - Customers<text:line-break/>Action - index<text:line-break/><text:line-break/>Obs.: idealmente devemos criar duas combos para o Permissions/add.ctp, uma para controller e outra para action.<text:line-break/><text:line-break/>Clique em Sair<text:line-break/><text:line-break/>- Faça login agora com o usuário "user" e senha "user":<text:line-break/><text:line-break/><text:a xlink:type="simple" xlink:href="http://localhost/cakecontrol1/" text:style-name="Internet_20_link" text:visited-style-name="Visited_20_Internet_20_Link">http://localhost/control1/</text:a>  <text:line-break/><text:line-break/>Experimente acessar qualquer outro action, que não seja index. Será negado o acesso.<text:line-break/>Também é importante observar que não aparece, por default o ícone do Excluir, mas isso somente acontece com o usuário user.<text:line-break/>Se quizer ver o código para este comportamento acesse Template/Users/Index.ctp os ifs.</text:p>
      <text:p text:style-name="Text_20_body"><text:line-break/><text:span text:style-name="Strong_20_Emphasis">Escondendo o Delete do usuário user em Servidores</text:span></text:p>
      <text:p text:style-name="Text_20_body">Observe que mesmo não tendo permissão de acessar Delete o usuário user consegue deletar os registros. Um bug no componente.<text:line-break/>Um paliativo é esconder o ícone do delete do usuário user no controller Servidores.<text:line-break/>Para isso efetue as alterações no src/Template/Servidores/index.ctp de acordo com o arquivo:<text:line-break/><text:line-break/><text:a xlink:type="simple" xlink:href="https://raw.githubusercontent.com/ribafs/cake-control/master/docs/dicas/esconderDelete.txt" text:style-name="Internet_20_link" text:visited-style-name="Visited_20_Internet_20_Link">https://raw.githubusercontent.com/ribafs/cake-control/master/docs/dicas/esconderDelete.txt</text:a></text:p>
      <text:p text:style-name="Text_20_body">Após implementar o código acima a tela de Servidores quando o user se loga fica assim (escondendo o ícone do Delete):</text:p>
      <text:p text:style-name="Text_20_body"><draw:frame draw:style-name="fr2" draw:name="Figura15" text:anchor-type="as-char" svg:width="1.997cm" svg:height="0.998cm" draw:z-index="12"><draw:image xlink:href="blob:https://108.179.193.183/be62f06e-f828-4485-928c-852668055a52" xlink:type="simple" xlink:show="embed" xlink:actuate="onLoad"/></draw:frame><text:line-break/><text:line-break/><text:span text:style-name="Strong_20_Emphasis">3.4) Dica</text:span><text:line-break/>Removemos o rótulo e o valor do campo password em Template/Users/index.ctp, fica a sugestão de proceder de forma semelhante para tabelas com muitos campos, deixe apenas os mais importantes na index.ctp. Lembre que fazendo isso apenas deixará de mostrar alguns campos na tela. </text:p>
      <text:p text:style-name="Text_20_body"><text:soft-page-break/><text:span text:style-name="Strong_20_Emphasis">4) Implementar busca</text:span></text:p>
      <text:p text:style-name="Text_20_body">O exemplo mais prático é o de Servidores, que já está quase pronto.</text:p>
      <text:p text:style-name="Text_20_body">Edite o controller ServidoresController.php e descomente o action index() do controller Servidores e comente ou remova o action index() existente.<text:line-break/>Caso queira implementar para outro controller faça as devidas alterações, tanto do controller quanto dos campos.</text:p>
      <text:p text:style-name="Text_20_body">Depois acesse o index.ctp do Template/Servidores e remova as linhas 10 e 17 (comentários) do código da busca.</text:p>
      <text:p text:style-name="Text_20_body"><text:span text:style-name="Strong_20_Emphasis">ALERTA</text:span>: o código esitente e comentado para a busca é para customers e com os campos atuais. Caso queira implementar a busca para outra tabela e com outros campos precisará efetuar as devidas alterações no código.</text:p>
      <text:p text:style-name="Text_20_body"><text:span text:style-name="Strong_20_Emphasis">Veja como ficou a busca no Customers</text:span></text:p>
      <text:p text:style-name="Text_20_body"><draw:frame draw:style-name="fr2" draw:name="Figura16" text:anchor-type="as-char" svg:width="1.997cm" svg:height="0.998cm" draw:z-index="13"><draw:image xlink:href="blob:https://108.179.193.183/25fc9782-6f50-4d2f-afa4-75b8af706081" xlink:type="simple" xlink:show="embed" xlink:actuate="onLoad"/></draw:frame></text:p>
      <text:p text:style-name="Text_20_body"><text:span text:style-name="Strong_20_Emphasis"><text:line-break/>5) Customização dos Rótulos</text:span></text:p>
      <text:p text:style-name="Text_20_body">Veja o arquivo FormHelper.txt, com algumas dicas sobre o assunto:<text:line-break/><text:a xlink:type="simple" xlink:href="https://github.com/ribafs/cake-control/blob/master/docs/dicas/FormHelper.txt" text:style-name="Internet_20_link" text:visited-style-name="Visited_20_Internet_20_Link">https://github.com/ribafs/cake-control/blob/master/docs/dicas/FormHelper.txt</text:a> <text:line-break/><text:line-break/><text:line-break/><text:span text:style-name="Strong_20_Emphasis">6) Validações </text:span></text:p>
      <text:p text:style-name="Text_20_body">De cpf, cnpj, fone, email, data, cep, null, not null, login (nome.sobrenome)<text:line-break/>Apenas alguns foram implementados. Veja o arquivo <text:span text:style-name="Strong_20_Emphasis">docs/ValidacoesDicas.txt:</text:span></text:p>
      <text:p text:style-name="Text_20_body"><text:a xlink:type="simple" xlink:href="https://github.com/ribafs/control-default/blob/master/docs/dicas/ValidacoesDicas.txt" text:style-name="Internet_20_link" text:visited-style-name="Visited_20_Internet_20_Link">https://github.com/ribafs/control-default/blob/master/docs/dicas/ValidacoesDicas.txt</text:a></text:p>
      <text:p text:style-name="Text_20_body"><text:line-break/><text:span text:style-name="Strong_20_Emphasis">7) DisplayField()</text:span><text:line-break/>Veja que Servidores/index mostra o ID dos usuários mas vamos mudar isso para que<text:line-break/>apareça o username ao invés do ID. <text:line-break/>Veja como está no original:<text:line-break/><text:line-break/><draw:frame draw:style-name="fr2" draw:name="Figura17" text:anchor-type="as-char" svg:width="1.997cm" svg:height="0.998cm" draw:z-index="14"><draw:image xlink:href="blob:https://108.179.193.183/faad5b30-0b1f-4b0b-80a2-dfbf93371663" xlink:type="simple" xlink:show="embed" xlink:actuate="onLoad"/></draw:frame></text:p>
      <text:p text:style-name="Text_20_body">Os valores da coluna User, que são o campo user_id na tabela servidores. Está aparecendo os IDs, mas como servidores e users estão relacionados o Cake em um método que ajuda a trazer ao invés do ID mas trazer outro campo da tabela users. No caso vamos trazer o campo username, que é melhor de identificar que o ID.</text:p>
      <text:p text:style-name="Text_20_body">Veja em Permissions, que Group, que é group_id já vem com o Name do group e não com o id:</text:p>
      <text:p text:style-name="Text_20_body"><text:soft-page-break/><draw:frame draw:style-name="fr2" draw:name="Figura18" text:anchor-type="as-char" svg:width="1.997cm" svg:height="0.998cm" draw:z-index="15"><draw:image xlink:href="blob:https://108.179.193.183/035c23e6-542c-4614-a8cb-fed68b27f0c3" xlink:type="simple" xlink:show="embed" xlink:actuate="onLoad"/></draw:frame></text:p>
      <text:p text:style-name="Text_20_body">Isso acontece porque group já atende à convenção do cake de vir com um campo do tipo <text:span text:style-name="Strong_20_Emphasis">name</text:span>. Quando a tabela tem um campo chamado name ou title, ele já é aproveitado automaticamente no displayField().</text:p>
      <text:p text:style-name="Text_20_body">Acontece o mesmo com ProductItems relacionado com Products que já mostra o name de Products sem ter que fazer nada, apenas seguir a convenção.</text:p>
      <text:p text:style-name="Text_20_body">Veja como fazer no arquivo docs/displayField.txt:<text:line-break/><text:a xlink:type="simple" xlink:href="https://raw.githubusercontent.com/ribafs/cake-control/master/docs/dicas/displayField.txt" text:style-name="Internet_20_link" text:visited-style-name="Visited_20_Internet_20_Link">https://raw.githubusercontent.com/ribafs/cake-control/master/docs/dicas/displayField.txt</text:a></text:p>
      <text:p text:style-name="Text_20_body">Então ficará assim:<text:line-break/><draw:frame draw:style-name="fr2" draw:name="Figura19" text:anchor-type="as-char" svg:width="1.997cm" svg:height="0.998cm" draw:z-index="16"><draw:image xlink:href="blob:https://108.179.193.183/ebcebb4b-d62e-4a9b-bed9-4da321aba70a" xlink:type="simple" xlink:show="embed" xlink:actuate="onLoad"/></draw:frame></text:p>
      <text:p text:style-name="Text_20_body">Ao invés dos IDs aparecem os usernames.</text:p>
      <text:p text:style-name="Text_20_body"><text:span text:style-name="Strong_20_Emphasis"><text:line-break/>Editor TinyMCE automaticamente em campos do tipo textarea</text:span><text:line-break/><text:line-break/>- Copiar toda o conteúdo da pasta docs/js para A pasta control1/webroot/js<text:line-break/><text:line-break/>- Copiando a pasta js o template bootstrap já está pronto para o TinyMCE<text:line-break/><text:line-break/>Veja em Customers/add o campo observation, que já mostra o editor.:</text:p>
      <text:p text:style-name="Text_20_body"><draw:frame draw:style-name="fr2" draw:name="Figura20" text:anchor-type="as-char" svg:width="1.997cm" svg:height="0.998cm" draw:z-index="17"><draw:image xlink:href="blob:https://108.179.193.183/8f0a9a19-0a9b-42c8-a39e-0e5d1b213130" xlink:type="simple" xlink:show="embed" xlink:actuate="onLoad"/></draw:frame><text:line-break/><text:line-break/>- Somente para o caso do Template Default, ainda precisamos efetuar algumas alterações:<text:line-break/><text:line-break/>Copie o arquivo docs/default.ctp para control1/src/Template/Layout sobrescrevendo o existente<text:line-break/><text:line-break/>- Mude a variável $layout no AppController para 'default' </text:p>
      <text:p text:style-name="Text_20_body">- Gere novamente o CRUD com bake mas sem o bootstrap, assim:</text:p>
      <text:p text:style-name="Preformatted_20_Text">bin/cake bake all Groups --force</text:p>
      <text:p text:style-name="Preformatted_20_Text">bin/cake bake all Users --force</text:p>
      <text:p text:style-name="Preformatted_20_Text">bin/cake bake all Permissions --force</text:p>
      <text:p text:style-name="P6">bin/cake bake all Customers --force</text:p>
      <text:p text:style-name="Text_20_body">E também para products e product_items<text:line-break/><text:line-break/>Veja em Customers/add o campo observation, que já mostra o editor:<text:line-break/><text:line-break/><draw:frame draw:style-name="fr2" draw:name="Figura21" text:anchor-type="as-char" svg:width="1.997cm" svg:height="0.998cm" draw:z-index="18"><draw:image xlink:href="blob:https://108.179.193.183/9dbeabf1-2db8-4856-ac20-492e422ee605" xlink:type="simple" xlink:show="embed" xlink:actuate="onLoad"/></draw:frame></text:p>
      <text:h text:style-name="Heading_20_3" text:outline-level="3"><text:soft-page-break/><text:span text:style-name="Strong_20_Emphasis"><text:line-break/>Implementando a Internacionalização no Aplicativo</text:span></text:h>
      <text:p text:style-name="Text_20_body">Siga os passos deste artigo:</text:p>
      <text:p text:style-name="Text_20_body"><text:a xlink:type="simple" xlink:href="http://ribafs.org/portal/cakephp/plugins/cake-control/internacionalizacao" text:style-name="Internet_20_link" text:visited-style-name="Visited_20_Internet_20_Link">http://ribafs.org/portal/cakephp/plugins/cake-control/internacionalizacao</text:a> </text:p>
      <text:h text:style-name="Heading_20_3" text:outline-level="3"><text:span text:style-name="Strong_20_Emphasis">Sugestão para Área Administrativa Centralizada</text:span></text:h>
      <text:p text:style-name="Text_20_body">Uma área com um menu que chama cada um dos aplicativos e quando sair do aplicativo voltar para o menu. O aplicativo cakecontrol1 será clonado criando cada um dos novos aplicativos que comporão a intranet.<text:line-break/><text:line-break/>Obs.: antes de clonar este aplicativo para criar os novos aplicativos, lembre de remover a tabela servidores juntamente com todo o seu código e aproveitar apenas o restante.<text:line-break/><text:line-break/>Em /var/www/html temos:<text:line-break/><text:line-break/>/intranet<text:line-break/>    index.html<text:line-break/>        Aplicativo 1<text:line-break/>        Aplicativo 2<text:line-break/>        Aplicativo 3<text:line-break/><text:line-break/>No aplicativo altero no initialize do AppController o logoutRedirect para:<text:line-break/><text:line-break/>            'logoutRedirect' =&gt; [<text:line-break/>                'controller' =&gt; '/index.html',<text:line-break/>                'action' =&gt; false<text:line-break/>            ],<text:line-break/><text:line-break/>O index.html pode muito bem ser substituido por um menu no novo portal interno em Joomla.<text:line-break/>O CMS terá um menu Intranet com itens de menu para cada aplicativo.<text:line-break/><text:line-break/>Assim quando clicar em Aplicativo 1 o aplicativo1 será chamado e quando clicar em Sair no aplicativo1 voltarei para o menu Intranet no CMS.</text:p>
      <text:p text:style-name="Text_20_body">Ribamar FS, Fortaleza - Brasil, 17/09/201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0-07T07:28:48.150957563</meta:creation-date>
    <dc:date>2016-10-07T07:30:24.109088618</dc:date>
    <dc:creator>Ribamar FS</dc:creator>
    <meta:editing-duration>PT1M35S</meta:editing-duration>
    <meta:editing-cycles>2</meta:editing-cycles>
    <meta:generator>LibreOffice/5.0.3.2$Linux_X86_64 LibreOffice_project/00m0$Build-2</meta:generator>
    <meta:document-statistic meta:table-count="1" meta:image-count="21" meta:object-count="0" meta:page-count="13" meta:paragraph-count="183" meta:word-count="2631" meta:character-count="18138" meta:non-whitespace-character-count="15380"/>
  </office:meta>
</office:document-meta>
</file>